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3AB689E7F24B1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b50" officeooo:paragraph-rsid="00047b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command is sudo docker search python</text:p>
      <text:p text:style-name="Standard"/>
      <text:p text:style-name="Standard"><draw:frame draw:style-name="fr1" draw:name="Image1" text:anchor-type="char" svg:width="17.59cm" svg:height="9.888cm" draw:z-index="0"><draw:image xlink:href="Pictures/100002010000055600000300C3AB689E7F24B1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0:33:35.280882749</meta:creation-date>
    <dc:date>2021-10-21T12:50:54.505266939</dc:date>
    <meta:editing-duration>PT2H17M19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1" meta:word-count="7" meta:character-count="42" meta:non-whitespace-character-count="36"/>
  </office:meta>
</office:document-meta>
</file>